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3d:scene draw:style-name="gr1" svg:width="0.5cm" svg:height="0.5cm" svg:x="8.175cm" svg:y="2.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aw:line draw:style-name="gr3" draw:text-style-name="P1" draw:layer="layout" svg:x1="0.475cm" svg:y1="5.525cm" svg:x2="4.275cm" svg:y2="0.725cm">
            <text:p/>
          </draw:line>
          <draw:line draw:style-name="gr3" draw:text-style-name="P1" draw:layer="layout" svg:x1="4.475cm" svg:y1="0.55cm" svg:x2="8.225cm" svg:y2="2.475cm">
            <text:p/>
          </draw:line>
          <draw:line draw:style-name="gr3" draw:text-style-name="P1" draw:layer="layout" svg:x1="0.425cm" svg:y1="5.55cm" svg:x2="8.275cm" svg:y2="2.625cm">
            <text:p/>
          </draw:line>
          <dr3d:scene draw:style-name="gr1" svg:width="0.5cm" svg:height="0.5cm" svg:x="4.175cm" svg:y="0.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5cm" svg:height="0.5cm" svg:x="0.175cm" svg:y="5.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aw:frame draw:style-name="gr4" draw:layer="layout" svg:width="0.82cm" svg:height="0.83cm" svg:x="1.78cm" svg:y="1.64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4" draw:layer="layout" svg:width="1.018cm" svg:height="0.83cm" svg:x="6.15cm" svg:y="0.59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4" draw:layer="layout" svg:width="0.82cm" svg:height="0.83cm" svg:x="4.48cm" svg:y="4.29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5" draw:text-style-name="P2" draw:layer="layout" svg:width="1.125cm" svg:height="0.725cm" svg:x="0.353cm" svg:y="5.35cm">
          <draw:text-box>
            <text:p text:style-name="P2">1</text:p>
          </draw:text-box>
        </draw:frame>
        <draw:frame draw:style-name="gr5" draw:text-style-name="P2" draw:layer="layout" svg:width="1.125cm" svg:height="0.725cm" svg:x="4.375cm" svg:y="0cm">
          <draw:text-box>
            <text:p text:style-name="P2">3</text:p>
          </draw:text-box>
        </draw:frame>
        <draw:frame draw:style-name="gr5" draw:text-style-name="P2" draw:layer="layout" svg:width="1.125cm" svg:height="0.725cm" svg:x="8.175cm" svg:y="2.55cm">
          <draw:text-box>
            <text:p text:style-name="P2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aly </meta:initial-creator>
    <meta:creation-date>2013-06-04T11:48:51</meta:creation-date>
    <dc:date>2013-06-04T14:38:09</dc:date>
    <dc:creator>Nataly </dc:creator>
    <meta:editing-duration>PT00H21M59S</meta:editing-duration>
    <meta:editing-cycles>3</meta:editing-cycles>
    <meta:generator>OpenOffice.org/3.2$Unix OpenOffice.org_project/320m12$Build-9483</meta:generator>
    <meta:document-statistic meta:object-count="16"/>
  </office:meta>
</office:document-meta>
</file>

<file path=Object 1/content.xml><?xml version="1.0" encoding="utf-8"?>
<math xmlns="http://www.w3.org/1998/Math/MathML">
  <semantics>
    <mover accent="true">
      <msub>
        <mi>r</mi>
        <mn>1</mn>
      </msub>
      <mo stretchy="false">→</mo>
    </mover>
    <annotation encoding="StarMath 5.0">vec r_{1} </annotation>
  </semantics>
</math>
</file>

<file path=Object 2/content.xml><?xml version="1.0" encoding="utf-8"?>
<math xmlns="http://www.w3.org/1998/Math/MathML">
  <semantics>
    <mover accent="true">
      <msub>
        <mi>r</mi>
        <mn>12</mn>
      </msub>
      <mo stretchy="false">→</mo>
    </mover>
    <annotation encoding="StarMath 5.0">vec r_{12} </annotation>
  </semantics>
</math>
</file>

<file path=Object 3/content.xml><?xml version="1.0" encoding="utf-8"?>
<math xmlns="http://www.w3.org/1998/Math/MathML">
  <semantics>
    <mover accent="true">
      <msub>
        <mi>r</mi>
        <mn>2</mn>
      </msub>
      <mo stretchy="false">→</mo>
    </mover>
    <annotation encoding="StarMath 5.0">vec r_{2} </annotation>
  </semantics>
</math>
</file>